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Courier, monospace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/>
    <style:font-face style:name="Calibri1" svg:font-family="Calibri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f5bf2" officeooo:paragraph-rsid="007ab585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style:font-name="Calibri" fo:font-weight="bold" officeooo:rsid="001f5bf2" officeooo:paragraph-rsid="007ab585" style:font-weight-asian="bold" style:font-weight-complex="bold"/>
    </style:style>
    <style:style style:name="P3" style:family="paragraph" style:parent-style-name="Standard">
      <style:text-properties officeooo:rsid="001f5bf2" officeooo:paragraph-rsid="001f5bf2"/>
    </style:style>
    <style:style style:name="P4" style:family="paragraph" style:parent-style-name="Footer">
      <style:text-properties officeooo:rsid="001f5bf2" officeooo:paragraph-rsid="007ab585"/>
    </style:style>
    <style:style style:name="P5" style:family="paragraph" style:parent-style-name="Footer">
      <style:paragraph-properties fo:text-align="start" style:justify-single-word="false"/>
      <style:text-properties officeooo:rsid="001f5bf2" officeooo:paragraph-rsid="007ab585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rsid="008ae674" officeooo:paragraph-rsid="008ae674"/>
    </style:style>
    <style:style style:name="P14" style:family="paragraph" style:parent-style-name="Text_20_body">
      <style:text-properties officeooo:rsid="00896eb1" officeooo:paragraph-rsid="00896eb1"/>
    </style:style>
    <style:style style:name="P15" style:family="paragraph" style:parent-style-name="Text_20_body">
      <style:text-properties officeooo:paragraph-rsid="00896eb1"/>
    </style:style>
    <style:style style:name="P16" style:family="paragraph" style:parent-style-name="Text_20_body">
      <style:text-properties officeooo:rsid="008b36f3" officeooo:paragraph-rsid="008b36f3"/>
    </style:style>
    <style:style style:name="P17" style:family="paragraph" style:parent-style-name="Text_20_body">
      <style:text-properties officeooo:rsid="008b36f3" officeooo:paragraph-rsid="008c7766"/>
    </style:style>
    <style:style style:name="P18" style:family="paragraph" style:parent-style-name="Text_20_body">
      <style:text-properties officeooo:rsid="008c7766" officeooo:paragraph-rsid="008c7766"/>
    </style:style>
    <style:style style:name="P19" style:family="paragraph" style:parent-style-name="Text_20_body">
      <style:text-properties officeooo:paragraph-rsid="008c7766"/>
    </style:style>
    <style:style style:name="T1" style:family="text">
      <style:text-properties officeooo:rsid="00279e15"/>
    </style:style>
    <style:style style:name="T2" style:family="text">
      <style:text-properties officeooo:rsid="003bc95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3bc956" style:font-size-asian="10pt" style:font-size-complex="10pt"/>
    </style:style>
    <style:style style:name="T5" style:family="text">
      <style:text-properties fo:font-size="10pt" officeooo:rsid="0042d8b9" style:font-size-asian="10pt" style:font-size-complex="10pt"/>
    </style:style>
    <style:style style:name="T6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alibri" fo:font-size="10pt" fo:font-weight="bold" officeooo:rsid="00284ed1" style:font-size-asian="10pt" style:font-weight-asian="bold" style:font-size-complex="10pt" style:font-weight-complex="bold"/>
    </style:style>
    <style:style style:name="T8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normal" officeooo:rsid="007ab585" style:font-size-asian="10pt" style:font-weight-asian="normal" style:font-size-complex="10pt" style:font-weight-complex="normal"/>
    </style:style>
    <style:style style:name="T10" style:family="text">
      <style:text-properties officeooo:rsid="00342cba"/>
    </style:style>
    <style:style style:name="T11" style:family="text">
      <style:text-properties style:font-name="Consolas" fo:font-size="11pt" fo:language="zxx" fo:country="none" officeooo:rsid="00446814" fo:background-color="#dddddd" loext:char-shading-value="0" style:font-size-asian="11pt" style:language-asian="zxx" style:country-asian="none" style:font-size-complex="11pt" style:language-complex="zxx" style:country-complex="none"/>
    </style:style>
    <style:style style:name="T12" style:family="text">
      <style:text-properties officeooo:rsid="0080fb5b"/>
    </style:style>
    <style:style style:name="T13" style:family="text">
      <style:text-properties officeooo:rsid="0087729a"/>
    </style:style>
    <style:style style:name="T14" style:family="text">
      <style:text-properties officeooo:rsid="00896eb1"/>
    </style:style>
    <style:style style:name="T15" style:family="text">
      <style:text-properties style:font-name="Arial" fo:font-size="16.1000003814697pt" fo:language="zxx" fo:country="none" fo:font-weight="bold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16" style:family="text">
      <style:text-properties style:font-name="Arial" fo:font-size="16.1000003814697pt" fo:language="zxx" fo:country="none" fo:font-weight="bold" officeooo:rsid="008ae674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17" style:family="text">
      <style:text-properties officeooo:rsid="008ae674"/>
    </style:style>
    <style:style style:name="T18" style:family="text">
      <style:text-properties officeooo:rsid="008c7766"/>
    </style:style>
    <style:style style:name="T19" style:family="text">
      <style:text-properties fo:language="zxx" fo:country="none" officeooo:rsid="008c7766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6"><text:a xlink:type="simple" xlink:href="#__RefHeading___Toc108_1983873314" text:style-name="Index_20_Link" text:visited-style-name="Index_20_Link"><text:s text:c="3"/>UT 03: Elementos de un programa informático<text:tab/>2</text:a></text:p>
          <text:p text:style-name="P8"><text:a xlink:type="simple" xlink:href="#__RefHeading___Toc780_2928905967" text:style-name="Index_20_Link" text:visited-style-name="Index_20_Link"><text:s/>1 <text:s/>Ejercicios básicos<text:tab/>2</text:a></text:p>
          <text:p text:style-name="P7"><text:a xlink:type="simple" xlink:href="#__RefHeading___Toc397_1236830502" text:style-name="Index_20_Link" text:visited-style-name="Index_20_Link"><text:s/>1.1 <text:s/>Proceso Hola<text:tab/>2</text:a></text:p>
          <text:p text:style-name="P8"><text:a xlink:type="simple" xlink:href="#__RefHeading___Toc399_1236830502" text:style-name="Index_20_Link" text:visited-style-name="Index_20_Link"><text:s/>2 <text:s/>Condicionales<text:tab/>2</text:a></text:p>
          <text:p text:style-name="P8"><text:a xlink:type="simple" xlink:href="#__RefHeading___Toc401_1236830502" text:style-name="Index_20_Link" text:visited-style-name="Index_20_Link"><text:s/>3 <text:s/>Bucles<text:tab/>4</text:a></text:p>
          <text:p text:style-name="P7"><text:a xlink:type="simple" xlink:href="#__RefHeading___Toc403_1236830502" text:style-name="Index_20_Link" text:visited-style-name="Index_20_Link"><text:s/>3.1 <text:s/>Calificaciones<text:tab/>4</text:a></text:p>
          <text:p text:style-name="P8"><text:a xlink:type="simple" xlink:href="#__RefHeading___Toc405_1236830502" text:style-name="Index_20_Link" text:visited-style-name="Index_20_Link"><text:s/>4 <text:s/>Condiciones múltiples (Según)<text:tab/>6</text:a></text:p>
          <text:p text:style-name="P8"><text:a xlink:type="simple" xlink:href="#__RefHeading___Toc407_1236830502" text:style-name="Index_20_Link" text:visited-style-name="Index_20_Link"><text:s/>5 <text:s/>Tarea entregada en el aula virtual – Programa IRPF<text:tab/>6</text:a></text:p>
          <text:p text:style-name="P8"><text:a xlink:type="simple" xlink:href="#__RefHeading___Toc409_1236830502" text:style-name="Index_20_Link" text:visited-style-name="Index_20_Link"><text:s/>6 <text:s/>Mejoras en el código<text:tab/>7</text:a></text:p>
          <text:p text:style-name="P7"><text:a xlink:type="simple" xlink:href="#__RefHeading___Toc411_1236830502" text:style-name="Index_20_Link" text:visited-style-name="Index_20_Link"><text:s/>6.1 <text:s/>Programa "edades"<text:tab/>7</text:a></text:p>
          <text:p text:style-name="P8"><text:a xlink:type="simple" xlink:href="#__RefHeading___Toc413_1236830502" text:style-name="Index_20_Link" text:visited-style-name="Index_20_Link"><text:s/>7 <text:s/>Subprocesos<text:tab/>10</text:a></text:p>
        </text:index-body>
      </text:table-of-content>
      <text:h text:style-name="Heading_20_1" text:outline-level="1" text:is-list-header="true"/>
      <text:h text:style-name="P12" text:outline-level="1"><text:bookmark-start text:name="__RefHeading___Toc108_1983873314"/><text:span text:style-name="T10">UT</text:span> <text:span text:style-name="T12">03</text:span>: <text:span text:style-name="T13">Elementos de un programa informático</text:span><text:bookmark-end text:name="__RefHeading___Toc108_1983873314"/></text:h>
      <text:p text:style-name="P14">Relación de ejercicios hechos en clase con el editor de pseudocódigo PSEInt</text:p>
      <text:h text:style-name="Heading_20_2" text:outline-level="2"><text:bookmark-start text:name="__RefHeading___Toc780_2928905967"/>Ejercicios <text:span text:style-name="T14">básicos</text:span><text:bookmark-end text:name="__RefHeading___Toc780_2928905967"/></text:h>
      <text:p text:style-name="P14">En este documento recogemos los ejercicios desarrollados en clase para aprender conceptos básicos de Programación.</text:p>
      <text:h text:style-name="Heading_20_3" text:outline-level="3"><text:bookmark-start text:name="__RefHeading___Toc397_1236830502"/>Proceso Hola<text:bookmark-end text:name="__RefHeading___Toc397_1236830502"/></text:h>
      <text:p text:style-name="Código"/>
      <text:p text:style-name="Código">Proceso UT03_Ejemplo01_ProcesoNombre</text:p>
      <text:p text:style-name="Código"><text:tab/></text:p>
      <text:p text:style-name="Código"><text:tab/>Definir nombre Como Cadena;</text:p>
      <text:p text:style-name="Código"><text:tab/></text:p>
      <text:p text:style-name="Código"><text:tab/>Escribir "¿Cómo te llamas? ";</text:p>
      <text:p text:style-name="Código"><text:tab/></text:p>
      <text:p text:style-name="Código"><text:tab/>Leer nombre;</text:p>
      <text:p text:style-name="Código"><text:tab/></text:p>
      <text:p text:style-name="Código"><text:tab/>Escribir "Hola " Sin Saltar;</text:p>
      <text:p text:style-name="Código"><text:tab/>Escribir nombre;</text:p>
      <text:p text:style-name="Código"><text:tab/></text:p>
      <text:p text:style-name="Código">FinProceso</text:p>
      <text:p text:style-name="Código"/>
      <text:h text:style-name="P13" text:outline-level="2"><text:bookmark-start text:name="__RefHeading___Toc399_1236830502"/><text:span text:style-name="T15">Condicionales</text:span><text:bookmark-end text:name="__RefHeading___Toc399_1236830502"/></text:h>
      <text:p text:style-name="Código"/>
      <text:p text:style-name="Código">Proceso UT03_Ejemplo02_Programa_edad</text:p>
      <text:p text:style-name="Código"><text:tab/></text:p>
      <text:p text:style-name="Código"><text:tab/>Definir edad Como Entero;</text:p>
      <text:p text:style-name="Código"><text:tab/></text:p>
      <text:p text:style-name="Código"><text:tab/>Escribir "Introduzca su edad: ";</text:p>
      <text:p text:style-name="Código"><text:tab/></text:p>
      <text:p text:style-name="Código"><text:tab/>Leer edad;</text:p>
      <text:p text:style-name="Código"><text:tab/></text:p>
      <text:p text:style-name="Código"><text:tab/>Si edad&gt;=18 Entonces</text:p>
      <text:p text:style-name="Código"><text:tab/><text:tab/>Escribir "Bienvenido!!!!";</text:p>
      <text:p text:style-name="Código"><text:tab/>SiNo</text:p>
      <text:p text:style-name="Código"><text:tab/><text:tab/>Escribir "No puedes pasar";</text:p>
      <text:p text:style-name="Código"><text:tab/>FinSi</text:p>
      <text:p text:style-name="Código"><text:tab/></text:p>
      <text:p text:style-name="Código">FinProceso</text:p>
      <text:p text:style-name="Código"/>
      <text:p text:style-name="Código"/>
      <text:p text:style-name="Código"><text:soft-page-break/></text:p>
      <text:p text:style-name="Código">Proceso UT03_Ejemplo03_Programa_edad</text:p>
      <text:p text:style-name="Código"><text:tab/>// <text:span text:style-name="T17">Versión 2 – Condicional anidado</text:span></text:p>
      <text:p text:style-name="Código"><text:tab/>Definir edad Como Entero;</text:p>
      <text:p text:style-name="Código"><text:tab/></text:p>
      <text:p text:style-name="Código"><text:tab/>Escribir "Introduzca su edad: ";</text:p>
      <text:p text:style-name="Código"><text:tab/></text:p>
      <text:p text:style-name="Código"><text:tab/>Leer edad;</text:p>
      <text:p text:style-name="Código"><text:tab/></text:p>
      <text:p text:style-name="Código"><text:tab/>Si edad==18 Entonces</text:p>
      <text:p text:style-name="Código"><text:tab/><text:tab/>Escribir "Enhorabuena, ya eres mayor!!!!";</text:p>
      <text:p text:style-name="Código"><text:tab/>SiNo</text:p>
      <text:p text:style-name="Código"><text:tab/><text:tab/>// Esto es una condición anidada</text:p>
      <text:p text:style-name="Código"><text:tab/><text:tab/></text:p>
      <text:p text:style-name="Código"><text:tab/><text:tab/>Si edad&gt;18 Entonces</text:p>
      <text:p text:style-name="Código"><text:tab/><text:tab/><text:tab/>Escribir "Bienvenido!!!";</text:p>
      <text:p text:style-name="Código"><text:tab/><text:tab/>SiNo</text:p>
      <text:p text:style-name="Código"><text:tab/><text:tab/><text:tab/>Escribir "No puedes pasar.";</text:p>
      <text:p text:style-name="Código"><text:tab/><text:tab/>FinSi</text:p>
      <text:p text:style-name="Código"><text:tab/><text:tab/></text:p>
      <text:p text:style-name="Código"><text:tab/><text:tab/></text:p>
      <text:p text:style-name="Código"><text:tab/>FinSi</text:p>
      <text:p text:style-name="Código"><text:tab/></text:p>
      <text:p text:style-name="Código">FinProceso</text:p>
      <text:p text:style-name="Código"/>
      <text:p text:style-name="Código"/>
      <text:p text:style-name="Código"/>
      <text:p text:style-name="Código">Proceso <text:span text:style-name="T11">UT03_Ejemplo04_Programa_edad</text:span></text:p>
      <text:p text:style-name="Código"><text:tab/>// <text:span text:style-name="T17">Versión 3 – Condicionales sucesivos</text:span></text:p>
      <text:p text:style-name="Código"><text:tab/>Definir edad Como Entero;</text:p>
      <text:p text:style-name="Código"><text:tab/></text:p>
      <text:p text:style-name="Código"><text:tab/>Escribir "Introduzca su edad: ";</text:p>
      <text:p text:style-name="Código"><text:tab/></text:p>
      <text:p text:style-name="Código"><text:tab/>Leer edad;</text:p>
      <text:p text:style-name="Código"><text:tab/></text:p>
      <text:p text:style-name="Código"><text:tab/>Si edad==18 Entonces</text:p>
      <text:p text:style-name="Código"><text:tab/><text:tab/>Escribir "Enhorabuena, ya eres mayor!!!!";</text:p>
      <text:p text:style-name="Código"><text:tab/>FinSi</text:p>
      <text:p text:style-name="Código"><text:tab/></text:p>
      <text:p text:style-name="Código"><text:tab/>Si edad&gt;=18 Entonces</text:p>
      <text:p text:style-name="Código"><text:tab/><text:tab/>Escribir "Bienvenido!!!";</text:p>
      <text:p text:style-name="Código"><text:tab/>FinSi</text:p>
      <text:p text:style-name="Código"><text:tab/></text:p>
      <text:p text:style-name="Código"><text:tab/>Si edad&lt;18 Entonces</text:p>
      <text:p text:style-name="Código"><text:tab/><text:tab/>Escribir "No puedes pasar.";</text:p>
      <text:p text:style-name="Código"><text:tab/>FinSi</text:p>
      <text:p text:style-name="Código"><text:tab/><text:tab/></text:p>
      <text:p text:style-name="Código"><text:tab/><text:tab/></text:p>
      <text:p text:style-name="Código">FinProceso</text:p>
      <text:h text:style-name="Heading_20_2" text:outline-level="2"><text:bookmark-start text:name="__RefHeading___Toc401_1236830502"/><text:soft-page-break/><text:span text:style-name="T16">B</text:span><text:span text:style-name="T17">ucles</text:span><text:bookmark-end text:name="__RefHeading___Toc401_1236830502"/></text:h>
      <text:h text:style-name="Heading_20_3" text:outline-level="3"><text:bookmark-start text:name="__RefHeading___Toc403_1236830502"/>Calificaciones<text:bookmark-end text:name="__RefHeading___Toc403_1236830502"/></text:h>
      <text:p text:style-name="P14">Realizamos dos versiones de un programa para calcular las calificaciones de una clase:</text:p>
      <text:p text:style-name="Código"/>
      <text:p text:style-name="Código"/>
      <text:p text:style-name="Código">Proceso UT03_Ejemplo05_Calificaciones1</text:p>
      <text:p text:style-name="Código"><text:tab/></text:p>
      <text:p text:style-name="Código"><text:tab/>Definir nombre como Cadena;</text:p>
      <text:p text:style-name="Código"><text:tab/>Definir nota como Entero;</text:p>
      <text:p text:style-name="Código"><text:tab/></text:p>
      <text:p text:style-name="Código"><text:tab/>Repetir</text:p>
      <text:p text:style-name="Código"><text:tab/><text:tab/></text:p>
      <text:p text:style-name="Código"><text:tab/><text:tab/>Escribir "Dime tu nombre: ";</text:p>
      <text:p text:style-name="Código"><text:tab/><text:tab/>Leer nombre;</text:p>
      <text:p text:style-name="Código"><text:tab/><text:tab/></text:p>
      <text:p text:style-name="Código"><text:tab/><text:tab/>Escribir "Dime tu nota: ";</text:p>
      <text:p text:style-name="Código"><text:tab/><text:tab/>Leer nota;</text:p>
      <text:p text:style-name="Código"><text:tab/><text:tab/></text:p>
      <text:p text:style-name="Código"><text:tab/><text:tab/>Escribir "Tienes un " Sin Saltar;</text:p>
      <text:p text:style-name="Código"><text:tab/><text:tab/></text:p>
      <text:p text:style-name="Código"><text:tab/><text:tab/>si nota&lt;5 Entonces</text:p>
      <text:p text:style-name="Código"><text:tab/><text:tab/><text:tab/>escribir " Suspenso";</text:p>
      <text:p text:style-name="Código"><text:tab/><text:tab/>FinSi</text:p>
      <text:p text:style-name="Código"><text:tab/><text:tab/></text:p>
      <text:p text:style-name="Código"><text:tab/><text:tab/>si nota&gt;=5 y nota&lt;7 Entonces</text:p>
      <text:p text:style-name="Código"><text:tab/><text:tab/><text:tab/>escribir " Aprobado";</text:p>
      <text:p text:style-name="Código"><text:tab/><text:tab/>FinSi</text:p>
      <text:p text:style-name="Código"><text:tab/><text:tab/></text:p>
      <text:p text:style-name="Código"><text:tab/><text:tab/>si nota&gt;=7 &amp; nota&lt;9 Entonces</text:p>
      <text:p text:style-name="Código"><text:tab/><text:tab/><text:tab/>escribir " Notable";</text:p>
      <text:p text:style-name="Código"><text:tab/><text:tab/>FinSi</text:p>
      <text:p text:style-name="Código"><text:tab/><text:tab/></text:p>
      <text:p text:style-name="Código"><text:tab/><text:tab/>si nota&gt;=9 Entonces</text:p>
      <text:p text:style-name="Código"><text:tab/><text:tab/><text:tab/>escribir " Sobresaliente";</text:p>
      <text:p text:style-name="Código"><text:tab/><text:tab/>FinSi</text:p>
      <text:p text:style-name="Código"><text:tab/><text:tab/></text:p>
      <text:p text:style-name="Código"><text:tab/>Hasta Que Falso</text:p>
      <text:p text:style-name="Código"><text:tab/></text:p>
      <text:p text:style-name="Código">FinProceso</text:p>
      <text:p text:style-name="P14"/>
      <text:p text:style-name="P14"/>
      <text:p text:style-name="Código"/>
      <text:p text:style-name="Código"/>
      <text:p text:style-name="Código"><text:soft-page-break/>Proceso UT03_Ejemplo06_Calificaciones2</text:p>
      <text:p text:style-name="Código"><text:tab/>// <text:span text:style-name="T17">Bucle con una condición de finalización</text:span></text:p>
      <text:p text:style-name="Código"><text:tab/>Definir nombre como Cadena;</text:p>
      <text:p text:style-name="Código"><text:tab/>Definir nota como Real;</text:p>
      <text:p text:style-name="Código"><text:tab/>Definir pregunta como Cadena;</text:p>
      <text:p text:style-name="Código"><text:tab/>Definir otravez Como Logico;</text:p>
      <text:p text:style-name="Código"><text:tab/></text:p>
      <text:p text:style-name="Código"><text:tab/>Repetir</text:p>
      <text:p text:style-name="Código"><text:tab/><text:tab/></text:p>
      <text:p text:style-name="Código"><text:tab/><text:tab/>Escribir "Dime tu nombre: ";</text:p>
      <text:p text:style-name="Código"><text:tab/><text:tab/>Leer nombre;<text:tab/><text:tab/></text:p>
      <text:p text:style-name="Código"><text:tab/><text:tab/>Escribir "Dime tu nota (usar . para decimales: )";</text:p>
      <text:p text:style-name="Código"><text:tab/><text:tab/>Leer nota;<text:tab/><text:tab/></text:p>
      <text:p text:style-name="Código"><text:tab/><text:tab/>Escribir "Tienes un " Sin Saltar;</text:p>
      <text:p text:style-name="Código"><text:tab/><text:tab/></text:p>
      <text:p text:style-name="Código"><text:tab/><text:tab/>si nota&lt;5 Entonces</text:p>
      <text:p text:style-name="Código"><text:tab/><text:tab/><text:tab/>escribir " Suspenso";<text:tab/><text:tab/><text:tab/></text:p>
      <text:p text:style-name="Código"><text:tab/><text:tab/>SiNo</text:p>
      <text:p text:style-name="Código"><text:tab/><text:tab/><text:tab/>si nota&lt;7 Entonces</text:p>
      <text:p text:style-name="Código"><text:tab/><text:tab/><text:tab/><text:tab/>escribir " Aprobado";</text:p>
      <text:p text:style-name="Código"><text:tab/><text:tab/><text:tab/>SiNo</text:p>
      <text:p text:style-name="Código"><text:tab/><text:tab/><text:tab/><text:tab/>si nota&lt;9 Entonces</text:p>
      <text:p text:style-name="Código"><text:tab/><text:tab/><text:tab/><text:tab/><text:tab/>escribir "Notable";</text:p>
      <text:p text:style-name="Código"><text:tab/><text:tab/><text:tab/><text:tab/>SiNo</text:p>
      <text:p text:style-name="Código"><text:tab/><text:tab/><text:tab/><text:tab/><text:tab/>escribir "Sobresaliente";</text:p>
      <text:p text:style-name="Código"><text:tab/><text:tab/><text:tab/><text:tab/>FinSi</text:p>
      <text:p text:style-name="Código"><text:tab/><text:tab/><text:tab/>FinSi</text:p>
      <text:p text:style-name="Código"><text:tab/><text:tab/>FinSi</text:p>
      <text:p text:style-name="Código"><text:tab/><text:tab/></text:p>
      <text:p text:style-name="Código"><text:tab/><text:tab/>otravez &lt;- Verdadero;</text:p>
      <text:p text:style-name="Código"><text:tab/><text:tab/></text:p>
      <text:p text:style-name="Código"><text:tab/><text:tab/>Escribir "¿Introducir otro alumno(si/no)? ";</text:p>
      <text:p text:style-name="Código"><text:tab/><text:tab/>Leer pregunta;</text:p>
      <text:p text:style-name="Código"><text:tab/><text:tab/></text:p>
      <text:p text:style-name="Código"><text:tab/><text:tab/>//Diferentes posibilidades</text:p>
      <text:p text:style-name="Código"><text:tab/><text:tab/>// Opción 1</text:p>
      <text:p text:style-name="Código"><text:tab/><text:tab/>//si pregunta=="no" Entonces</text:p>
      <text:p text:style-name="Código"><text:tab/><text:tab/><text:tab/>//otravez &lt;- Falso;</text:p>
      <text:p text:style-name="Código"><text:tab/><text:tab/>//FinSi</text:p>
      <text:p text:style-name="Código"><text:tab/><text:tab/></text:p>
      <text:p text:style-name="Código"><text:tab/><text:tab/>// Opción 2</text:p>
      <text:p text:style-name="Código"><text:tab/><text:tab/>si pregunta=="si" Entonces</text:p>
      <text:p text:style-name="Código"><text:tab/><text:tab/><text:tab/>otravez &lt;- Verdadero;</text:p>
      <text:p text:style-name="Código"><text:tab/><text:tab/>SiNo</text:p>
      <text:p text:style-name="Código"><text:tab/><text:tab/><text:tab/>otravez &lt;- Falso;</text:p>
      <text:p text:style-name="Código"><text:tab/><text:tab/>FinSi</text:p>
      <text:p text:style-name="Código"><text:tab/><text:tab/></text:p>
      <text:p text:style-name="Código"><text:tab/>Hasta Que otravez==Falso</text:p>
      <text:p text:style-name="Código">FinProceso</text:p>
      <text:p text:style-name="P15"><text:soft-page-break/></text:p>
      <text:h text:style-name="Heading_20_2" text:outline-level="2"><text:bookmark-start text:name="__RefHeading___Toc405_1236830502"/>Condiciones múltiples (Según)<text:bookmark-end text:name="__RefHeading___Toc405_1236830502"/></text:h>
      <text:p text:style-name="Código"/>
      <text:p text:style-name="Código">Proceso UT03_Ejemplo07_Aficiones</text:p>
      <text:p text:style-name="Código"><text:tab/>definir aficion Como Entero;</text:p>
      <text:p text:style-name="Código"><text:tab/>Escribir "De las siguientes opciones:";</text:p>
      <text:p text:style-name="Código"><text:tab/>Escribir "1 - Deportes";</text:p>
      <text:p text:style-name="Código"><text:tab/>Escribir "2 - Música";</text:p>
      <text:p text:style-name="Código"><text:tab/>Escribir "3 - Tumbing";</text:p>
      <text:p text:style-name="Código"><text:tab/>Escribir "Dime cuál es tu afición principal: " Sin Saltar;</text:p>
      <text:p text:style-name="Código"><text:tab/>Leer aficion;</text:p>
      <text:p text:style-name="Código"><text:tab/></text:p>
      <text:p text:style-name="Código"><text:tab/>Segun aficion Hacer</text:p>
      <text:p text:style-name="Código"><text:tab/><text:tab/>1:</text:p>
      <text:p text:style-name="Código"><text:tab/><text:tab/><text:tab/>Escribir "Deberías estudiar más";</text:p>
      <text:p text:style-name="Código"><text:tab/><text:tab/>2:</text:p>
      <text:p text:style-name="Código"><text:tab/><text:tab/><text:tab/>Escribir "Deberías salir más al aire libre";</text:p>
      <text:p text:style-name="Código"><text:tab/><text:tab/>3:</text:p>
      <text:p text:style-name="Código"><text:tab/><text:tab/><text:tab/>Escribir "Eres un vago";</text:p>
      <text:p text:style-name="Código"><text:tab/><text:tab/>De Otro Modo:</text:p>
      <text:p text:style-name="Código"><text:tab/><text:tab/><text:tab/>Escribir "Tienes que aclarar tu vida.";</text:p>
      <text:p text:style-name="Código"><text:tab/>FinSegun</text:p>
      <text:p text:style-name="Código"><text:tab/></text:p>
      <text:p text:style-name="Código">FinProceso</text:p>
      <text:p text:style-name="P16"/>
      <text:h text:style-name="Heading_20_2" text:outline-level="2"><text:bookmark-start text:name="__RefHeading___Toc407_1236830502"/>Tarea entregada en el aula virtual – Programa IRPF<text:bookmark-end text:name="__RefHeading___Toc407_1236830502"/></text:h>
      <text:p text:style-name="Código"/>
      <text:p text:style-name="Código">Proceso UT03_Ejemplo08_IRPF</text:p>
      <text:p text:style-name="Código"><text:tab/>Definir sueldo Como Real;</text:p>
      <text:p text:style-name="Código"><text:tab/>Definir impuesto Como Real;</text:p>
      <text:p text:style-name="Código"><text:tab/></text:p>
      <text:p text:style-name="Código"><text:tab/>Repetir</text:p>
      <text:p text:style-name="Código"><text:tab/><text:tab/></text:p>
      <text:p text:style-name="Código"><text:tab/><text:tab/>Escribir "¿Cuánto dinero ganas en un año?";</text:p>
      <text:p text:style-name="Código"><text:tab/><text:tab/>Leer sueldo;</text:p>
      <text:p text:style-name="Código"><text:tab/><text:tab/></text:p>
      <text:p text:style-name="Código"><text:tab/><text:tab/>Si sueldo&lt;=12000 Entonces</text:p>
      <text:p text:style-name="Código"><text:tab/><text:tab/><text:tab/>impuesto&lt;-0;<text:tab/><text:tab/><text:tab/></text:p>
      <text:p text:style-name="Código"><text:tab/><text:tab/>SiNo</text:p>
      <text:p text:style-name="Código"><text:tab/><text:tab/><text:tab/>Si sueldo&lt;=20000 Entonces</text:p>
      <text:p text:style-name="Código"><text:tab/><text:tab/><text:tab/><text:tab/>impuesto&lt;-10;</text:p>
      <text:p text:style-name="Código"><text:tab/><text:tab/><text:tab/>SiNo</text:p>
      <text:p text:style-name="Código"><text:tab/><text:tab/><text:tab/><text:tab/>Si sueldo&lt;=30000 Entonces</text:p>
      <text:p text:style-name="Código"><text:soft-page-break/><text:tab/><text:tab/><text:tab/><text:tab/><text:tab/>impuesto&lt;-20;</text:p>
      <text:p text:style-name="Código"><text:tab/><text:tab/><text:tab/><text:tab/>sino</text:p>
      <text:p text:style-name="Código"><text:tab/><text:tab/><text:tab/><text:tab/><text:tab/>Si sueldo&lt;=40000 Entonces</text:p>
      <text:p text:style-name="Código"><text:tab/><text:tab/><text:tab/><text:tab/><text:tab/><text:tab/>impuesto&lt;-30;</text:p>
      <text:p text:style-name="Código"><text:tab/><text:tab/><text:tab/><text:tab/><text:tab/>sino</text:p>
      <text:p text:style-name="Código"><text:tab/><text:tab/><text:tab/><text:tab/><text:tab/><text:tab/>Si sueldo&gt;40000 Entonces</text:p>
      <text:p text:style-name="Código"><text:tab/><text:tab/><text:tab/><text:tab/><text:tab/><text:tab/><text:tab/>impuesto&lt;-45;</text:p>
      <text:p text:style-name="Código"><text:tab/><text:tab/><text:tab/><text:tab/><text:tab/><text:tab/>FinSi</text:p>
      <text:p text:style-name="Código"><text:tab/><text:tab/><text:tab/><text:tab/><text:tab/>FinSi</text:p>
      <text:p text:style-name="Código"><text:tab/><text:tab/><text:tab/><text:tab/>FinSi</text:p>
      <text:p text:style-name="Código"><text:tab/><text:tab/><text:tab/>Finsi</text:p>
      <text:p text:style-name="Código"><text:tab/><text:tab/>FinSi<text:tab/><text:tab/></text:p>
      <text:p text:style-name="Código"><text:tab/><text:tab/>Escribir "Pagas ", (sueldo*impuesto/100);</text:p>
      <text:p text:style-name="Código"><text:tab/><text:tab/></text:p>
      <text:p text:style-name="Código"><text:tab/>Hasta Que Falso</text:p>
      <text:p text:style-name="Código">FinProceso</text:p>
      <text:h text:style-name="Heading_20_2" text:outline-level="2"><text:bookmark-start text:name="__RefHeading___Toc409_1236830502"/>Mejoras en el código<text:bookmark-end text:name="__RefHeading___Toc409_1236830502"/></text:h>
      <text:h text:style-name="Heading_20_3" text:outline-level="3"><text:bookmark-start text:name="__RefHeading___Toc411_1236830502"/>Programa "edades"<text:bookmark-end text:name="__RefHeading___Toc411_1236830502"/></text:h>
      <text:p text:style-name="P16">Para calcular la edad media de una serie, en diferentes versiones. Primero con "Mientras":</text:p>
      <text:p text:style-name="Código">Proceso UT03_Ejemplo09_Edades</text:p>
      <text:p text:style-name="Código"><text:tab/></text:p>
      <text:p text:style-name="Código"><text:tab/>//El programa escuchará una serie de valores (edades)</text:p>
      <text:p text:style-name="Código"><text:tab/>//hasta que el usuario introduzca un valor negativo o cero</text:p>
      <text:p text:style-name="Código"><text:tab/>//y a continuación se mostrará el promedio</text:p>
      <text:p text:style-name="Código"><text:tab/>Definir acumulador Como Real;</text:p>
      <text:p text:style-name="Código"><text:tab/>Definir contador Como Entero;</text:p>
      <text:p text:style-name="Código"><text:tab/>Definir edad Como Entero;</text:p>
      <text:p text:style-name="Código"><text:tab/>acumulador&lt;-0;</text:p>
      <text:p text:style-name="Código"><text:tab/>contador&lt;-0;</text:p>
      <text:p text:style-name="Código"><text:tab/></text:p>
      <text:p text:style-name="Código"><text:tab/>Repetir</text:p>
      <text:p text:style-name="Código"><text:tab/><text:tab/>Escribir "Introduzca edad (0 o negativa para finalizar): " Sin Saltar;</text:p>
      <text:p text:style-name="Código"><text:tab/><text:tab/>Leer edad;</text:p>
      <text:p text:style-name="Código"><text:tab/><text:tab/>Si edad&gt;0 Entonces</text:p>
      <text:p text:style-name="Código"><text:tab/><text:tab/><text:tab/>acumulador&lt;-acumulador+edad;</text:p>
      <text:p text:style-name="Código"><text:tab/><text:tab/><text:tab/>contador&lt;-contador+1;</text:p>
      <text:p text:style-name="Código"><text:tab/><text:tab/>FinSi</text:p>
      <text:p text:style-name="Código"><text:tab/>Hasta Que edad&lt;=0;</text:p>
      <text:p text:style-name="Código"><text:tab/></text:p>
      <text:p text:style-name="Código"><text:tab/>Escribir "Edad media: ",acumulador/contador;</text:p>
      <text:p text:style-name="Código"><text:tab/></text:p>
      <text:p text:style-name="Código">FinProceso</text:p>
      <text:p text:style-name="P16"/>
      <text:p text:style-name="P16"><text:soft-page-break/></text:p>
      <text:p text:style-name="P16">Esta versión incluye la protección para evitar división por cero (si no se introduce ningún valor):</text:p>
      <text:p text:style-name="P16"/>
      <text:p text:style-name="Código">Proceso UT03_Ejemplo10_Edades_Mientras</text:p>
      <text:p text:style-name="Código"><text:tab/></text:p>
      <text:p text:style-name="Código"><text:tab/>//El programa escuchará una serie de valores (edades)</text:p>
      <text:p text:style-name="Código"><text:tab/>//hasta que el usuario introduzca un valor negativo o cero</text:p>
      <text:p text:style-name="Código"><text:tab/>//y a continuación se mostrará el promedio</text:p>
      <text:p text:style-name="Código"><text:tab/>Definir acumulador Como Real;</text:p>
      <text:p text:style-name="Código"><text:tab/>Definir contador Como Entero;</text:p>
      <text:p text:style-name="Código"><text:tab/>Definir edad Como Entero;</text:p>
      <text:p text:style-name="Código"><text:tab/>acumulador&lt;-0;</text:p>
      <text:p text:style-name="Código"><text:tab/>contador&lt;-0;</text:p>
      <text:p text:style-name="Código"><text:tab/></text:p>
      <text:p text:style-name="Código"><text:tab/>Escribir "Introduzca edad (0 o negativa para finalizar): " Sin Saltar;</text:p>
      <text:p text:style-name="Código"><text:tab/>Leer edad;</text:p>
      <text:p text:style-name="Código"><text:tab/></text:p>
      <text:p text:style-name="Código"><text:tab/>Mientras edad&gt;0 Hacer</text:p>
      <text:p text:style-name="Código"><text:tab/><text:tab/>acumulador&lt;-acumulador+edad;</text:p>
      <text:p text:style-name="Código"><text:tab/><text:tab/>contador&lt;-contador+1;</text:p>
      <text:p text:style-name="Código"><text:tab/><text:tab/>Escribir "Introduzca edad (0 o negativa para finalizar): " Sin Saltar;</text:p>
      <text:p text:style-name="Código"><text:tab/><text:tab/>Leer edad;</text:p>
      <text:p text:style-name="Código"><text:tab/>FinMientras</text:p>
      <text:p text:style-name="Código"><text:tab/></text:p>
      <text:p text:style-name="Código"><text:tab/>Si contador&gt;0 Entonces</text:p>
      <text:p text:style-name="Código"><text:tab/><text:tab/>Escribir "Edad media: ",acumulador/contador;</text:p>
      <text:p text:style-name="Código"><text:tab/>SiNo</text:p>
      <text:p text:style-name="Código"><text:tab/><text:tab/>Escribir "No has metido ningún valor, colega.";</text:p>
      <text:p text:style-name="Código"><text:tab/>FinSi</text:p>
      <text:p text:style-name="Código"><text:tab/></text:p>
      <text:p text:style-name="Código">FinProceso</text:p>
      <text:p text:style-name="P16"/>
      <text:p text:style-name="P18">Esta versión con un bucle "Repetir":</text:p>
      <text:p text:style-name="P18"/>
      <text:p text:style-name="Código">Proceso UT03_Ejemplo11_Edades_Repetir</text:p>
      <text:p text:style-name="Código"><text:tab/></text:p>
      <text:p text:style-name="Código"><text:tab/>//El programa escuchará una serie de valores (edades)</text:p>
      <text:p text:style-name="Código"><text:tab/>//hasta que el usuario introduzca un valor negativo o cero</text:p>
      <text:p text:style-name="Código"><text:tab/>//y a continuación se mostrará el promedio</text:p>
      <text:p text:style-name="Código"><text:soft-page-break/><text:tab/>Definir acumulador Como Real;</text:p>
      <text:p text:style-name="Código"><text:tab/>Definir contador Como Entero;</text:p>
      <text:p text:style-name="Código"><text:tab/>Definir edad Como Entero;</text:p>
      <text:p text:style-name="Código"><text:tab/>acumulador&lt;-0;</text:p>
      <text:p text:style-name="Código"><text:tab/>contador&lt;-0;</text:p>
      <text:p text:style-name="Código"><text:tab/></text:p>
      <text:p text:style-name="Código"><text:tab/>Repetir</text:p>
      <text:p text:style-name="Código"><text:tab/><text:tab/>Escribir "Introduzca edad (0 o negativa para finalizar): " Sin Saltar;</text:p>
      <text:p text:style-name="Código"><text:tab/><text:tab/>Leer edad;</text:p>
      <text:p text:style-name="Código"><text:tab/><text:tab/>Si edad&gt;0 Entonces</text:p>
      <text:p text:style-name="Código"><text:tab/><text:tab/><text:tab/>acumulador&lt;-acumulador+edad;</text:p>
      <text:p text:style-name="Código"><text:tab/><text:tab/><text:tab/>contador&lt;-contador+1;</text:p>
      <text:p text:style-name="Código"><text:tab/><text:tab/>FinSi</text:p>
      <text:p text:style-name="Código"><text:tab/>Hasta Que edad&lt;=0;</text:p>
      <text:p text:style-name="Código"><text:tab/></text:p>
      <text:p text:style-name="Código"><text:tab/>Si contador&gt;0 Entonces</text:p>
      <text:p text:style-name="Código"><text:tab/><text:tab/>Escribir "Edad media: ",acumulador/contador;</text:p>
      <text:p text:style-name="Código"><text:tab/>SiNo</text:p>
      <text:p text:style-name="Código"><text:tab/><text:tab/>Escribir "No has metido ningún valor, colega.";</text:p>
      <text:p text:style-name="Código"><text:tab/>FinSi</text:p>
      <text:p text:style-name="Código"><text:tab/></text:p>
      <text:p text:style-name="Código">FinProceso</text:p>
      <text:p text:style-name="P18"/>
      <text:p text:style-name="P18">Esta versión con un bucle "Para":</text:p>
      <text:p text:style-name="P18"/>
      <text:p text:style-name="Código">Proceso UT03_Ejemplo12_Edades_Para</text:p>
      <text:p text:style-name="Código"><text:tab/></text:p>
      <text:p text:style-name="Código"><text:tab/>//El programa escuchará una serie de valores (edades)</text:p>
      <text:p text:style-name="Código"><text:tab/>//hasta que el usuario introduzca un valor negativo o cero</text:p>
      <text:p text:style-name="Código"><text:tab/>//y a continuación se mostrará el promedio</text:p>
      <text:p text:style-name="Código"><text:tab/>Definir acumulador Como Real;</text:p>
      <text:p text:style-name="Código"><text:tab/>Definir contador Como Entero;</text:p>
      <text:p text:style-name="Código"><text:tab/>Definir alumnos Como Entero;</text:p>
      <text:p text:style-name="Código"><text:tab/>Definir edad Como Entero;</text:p>
      <text:p text:style-name="Código"><text:tab/>acumulador&lt;-0;</text:p>
      <text:p text:style-name="Código"><text:tab/></text:p>
      <text:p text:style-name="Código"><text:tab/>alumnos&lt;-0;</text:p>
      <text:p text:style-name="Código"><text:tab/>Mientras alumnos&lt;=0 Hacer</text:p>
      <text:p text:style-name="Código"><text:tab/><text:tab/>Escribir "¿Cuántos alumnos hay en clase? " Sin Saltar;</text:p>
      <text:p text:style-name="Código"><text:tab/><text:tab/>Leer alumnos;</text:p>
      <text:p text:style-name="Código"><text:tab/>FinMientras</text:p>
      <text:p text:style-name="Código"><text:tab/></text:p>
      <text:p text:style-name="Código"><text:tab/>Para contador&lt;-1 hasta alumnos Con Paso 1 Hacer</text:p>
      <text:p text:style-name="Código"><text:tab/><text:tab/>Escribir "Introduzca edad (0 o negativa para finalizar): " Sin <text:soft-page-break/>Saltar;</text:p>
      <text:p text:style-name="Código"><text:tab/><text:tab/>Leer edad;</text:p>
      <text:p text:style-name="Código"><text:tab/><text:tab/>acumulador&lt;-acumulador+edad;</text:p>
      <text:p text:style-name="Código"><text:tab/>FinPara</text:p>
      <text:p text:style-name="Código"><text:tab/></text:p>
      <text:p text:style-name="Código"><text:tab/>Escribir "Edad media: ",acumulador/alumnos;</text:p>
      <text:p text:style-name="Código"><text:tab/></text:p>
      <text:p text:style-name="Código">FinProceso</text:p>
      <text:p text:style-name="P18"/>
      <text:h text:style-name="Heading_20_2" text:outline-level="2"><text:bookmark-start text:name="__RefHeading___Toc413_1236830502"/>Subprocesos<text:bookmark-end text:name="__RefHeading___Toc413_1236830502"/></text:h>
      <text:p text:style-name="P19"><text:span text:style-name="T19">A partir del programa anterior ("Edades")</text:span><text:span text:style-name="T18"> esta versión incluye mejoras como protecciones ante errores y la creación de un Subproceso para calcular la media aritmética de un array:</text:span></text:p>
      <text:p text:style-name="P19"/>
      <text:p text:style-name="Código">Proceso UT03_Ejemplo13_Edades_Para_Mejorado</text:p>
      <text:p text:style-name="Código"><text:tab/></text:p>
      <text:p text:style-name="Código"><text:tab/>//El programa escuchará una serie de valores (edades)</text:p>
      <text:p text:style-name="Código"><text:tab/>//hasta que el usuario introduzca un valor negativo o cero</text:p>
      <text:p text:style-name="Código"><text:tab/>//y a continuación se mostrará el promedio</text:p>
      <text:p text:style-name="Código"><text:tab/></text:p>
      <text:p text:style-name="Código"><text:tab/>//Esta versión permitirá almacenar las edades en un array</text:p>
      <text:p text:style-name="Código"><text:tab/>//y calculará la media con un Subproceso</text:p>
      <text:p text:style-name="Código"><text:tab/></text:p>
      <text:p text:style-name="Código"><text:tab/>Definir contador Como Entero;</text:p>
      <text:p text:style-name="Código"><text:tab/>Definir alumnos Como Entero;</text:p>
      <text:p text:style-name="Código"><text:tab/>Definir edad Como Entero;</text:p>
      <text:p text:style-name="Código"><text:tab/></text:p>
      <text:p text:style-name="Código"><text:tab/>//Array para guardar las edades. Debe tener un tamaño fijo.</text:p>
      <text:p text:style-name="Código"><text:tab/>//Lo dimensionamos a 30, que sería el máximo de alumnos</text:p>
      <text:p text:style-name="Código"><text:tab/>//permitido por nuestro programa.</text:p>
      <text:p text:style-name="Código"><text:tab/>Definir edad_alumno como Entero;</text:p>
      <text:p text:style-name="Código"><text:tab/>Dimension edad_alumno[30];</text:p>
      <text:p text:style-name="Código"><text:tab/></text:p>
      <text:p text:style-name="Código"><text:tab/>alumnos&lt;-0;</text:p>
      <text:p text:style-name="Código"><text:tab/>Mientras alumnos&lt;=0 o alumnos&gt;30 Hacer</text:p>
      <text:p text:style-name="Código"><text:tab/><text:tab/>Escribir "¿Cuántos alumnos hay en clase? " Sin Saltar;</text:p>
      <text:p text:style-name="Código"><text:tab/><text:tab/>Leer alumnos;</text:p>
      <text:p text:style-name="Código"><text:tab/><text:tab/>si alumnos&lt;=0 o alumnos&gt;30 Entonces</text:p>
      <text:p text:style-name="Código"><text:tab/><text:tab/><text:tab/>Escribir "Número de alumnos incorrecto. Inténtalo otra vez.";</text:p>
      <text:p text:style-name="Código"><text:tab/><text:tab/>FinSi</text:p>
      <text:p text:style-name="Código"><text:tab/>FinMientras</text:p>
      <text:p text:style-name="Código"><text:tab/></text:p>
      <text:p text:style-name="Código"><text:tab/>//A continuación llamamos al subproceso que recoge datos</text:p>
      <text:p text:style-name="Código"><text:soft-page-break/><text:tab/>entradaDatos(edad_alumno,alumnos);</text:p>
      <text:p text:style-name="Código"><text:tab/></text:p>
      <text:p text:style-name="Código"><text:tab/>//A continuación llamamos al subproceso que calcula la media</text:p>
      <text:p text:style-name="Código"><text:tab/>Escribir "Edad media: ", CalculoMedio(edad_alumno,alumnos);</text:p>
      <text:p text:style-name="Código"><text:tab/></text:p>
      <text:p text:style-name="Código"><text:tab/>Escribir "Listado de edades:";</text:p>
      <text:p text:style-name="Código"><text:tab/>Para contador&lt;-0 hasta alumnos-1 Hacer</text:p>
      <text:p text:style-name="Código"><text:tab/><text:tab/>Escribir edad_alumno[contador]," - " Sin Saltar;</text:p>
      <text:p text:style-name="Código"><text:tab/>FinPara</text:p>
      <text:p text:style-name="Código"><text:tab/>Escribir "";</text:p>
      <text:p text:style-name="Código"><text:tab/></text:p>
      <text:p text:style-name="Código">FinProceso</text:p>
      <text:p text:style-name="Código"/>
      <text:p text:style-name="Código">//Sacamos el código de cálculo de la media a un Subproceso</text:p>
      <text:p text:style-name="Código">SubProceso mediaEdades &lt;- CalculoMedio (edad_alumno,alumnos)</text:p>
      <text:p text:style-name="Código"><text:tab/>Definir contador Como Entero;</text:p>
      <text:p text:style-name="Código"><text:tab/>Definir mediaEdades como Real;</text:p>
      <text:p text:style-name="Código"><text:tab/>mediaEdades&lt;-0;</text:p>
      <text:p text:style-name="Código"><text:tab/></text:p>
      <text:p text:style-name="Código"><text:tab/>Para contador&lt;-0 hasta alumnos-1 Hacer</text:p>
      <text:p text:style-name="Código"><text:tab/><text:tab/>mediaEdades&lt;-mediaEdades+edad_alumno[contador];</text:p>
      <text:p text:style-name="Código"><text:tab/>FinPara</text:p>
      <text:p text:style-name="Código"><text:tab/>mediaEdades&lt;-mediaEdades/alumnos;</text:p>
      <text:p text:style-name="Código"><text:tab/></text:p>
      <text:p text:style-name="Código">FinSubProceso</text:p>
      <text:p text:style-name="Código"/>
      <text:p text:style-name="Código">//Sacamos el código de entrada de datos a un subproceso</text:p>
      <text:p text:style-name="Código">Subproceso entradaDatos(edad_alumno,alumnos)</text:p>
      <text:p text:style-name="Código"><text:tab/>Definir contador,edad Como Entero;</text:p>
      <text:p text:style-name="Código"><text:tab/></text:p>
      <text:p text:style-name="Código"><text:tab/>Para contador&lt;-0 hasta alumnos-1 Con Paso 1 Hacer</text:p>
      <text:p text:style-name="Código"><text:tab/><text:tab/>Escribir "Introduzca edad: " Sin Saltar;</text:p>
      <text:p text:style-name="Código"><text:tab/><text:tab/>edad&lt;-0;</text:p>
      <text:p text:style-name="Código"><text:tab/><text:tab/>Mientras edad&lt;=0 Hacer</text:p>
      <text:p text:style-name="Código"><text:tab/><text:tab/><text:tab/>leer edad;</text:p>
      <text:p text:style-name="Código"><text:tab/><text:tab/><text:tab/>si edad&lt;=0 Entonces</text:p>
      <text:p text:style-name="Código"><text:tab/><text:tab/><text:tab/><text:tab/>Escribir "Edad incorrecta, introdúzcala de nuevo: " Sin Saltar;</text:p>
      <text:p text:style-name="Código"><text:tab/><text:tab/><text:tab/>FinSi</text:p>
      <text:p text:style-name="Código"><text:tab/><text:tab/>FinMientras</text:p>
      <text:p text:style-name="Código"><text:tab/><text:tab/>edad_alumno[contador]&lt;-edad;</text:p>
      <text:p text:style-name="Código"><text:tab/>FinPara</text:p>
      <text:p text:style-name="Código"><text:tab/></text:p>
      <text:p text:style-name="Código">FinSubProceso</text:p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Courier, monospace"/>
    <style:font-face style:name="Open Sans" svg:font-family="'Open Sans', Arial, sans-serif"/>
    <style:font-face style:name="Tahoma1" svg:font-family="Tahoma"/>
    <style:font-face style:name="Courier New" svg:font-family="'Courier New'" style:font-family-generic="modern"/>
    <style:font-face style:name="Calibri1" svg:font-family="Calibri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.1in" loext:contextual-spacing="false" fo:text-align="justify" style:justify-single-word="false"/>
      <style:text-properties officeooo:rsid="004295e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rmal1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Arial" style:font-family-asian="Arial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Pa34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5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36" style:family="paragraph" style:parent-style-name="Normal1" style:next-style-name="Normal1">
      <style:paragraph-properties style:line-height-at-least="0.1673in" fo:hyphenation-ladder-count="no-limit"/>
      <style:text-properties fo:color="#000000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Pa6" style:family="paragraph" style:parent-style-name="Normal1" style:next-style-name="Normal1">
      <style:paragraph-properties style:line-height-at-least="0.1398in"/>
      <style:text-properties fo:color="#000000" style:font-name-complex="Times New Roman" style:font-family-complex="'Times New Roman'" style:font-family-generic-complex="roman" style:font-pitch-complex="variable"/>
    </style:style>
    <style:style style:name="Observación" style:family="paragraph" style:parent-style-name="Standard">
      <style:paragraph-properties fo:margin-left="0.3937in" fo:margin-right="0in" fo:margin-top="0.0835in" fo:margin-bottom="0in" loext:contextual-spacing="false" fo:text-indent="0in" style:auto-text-indent="false"/>
      <style:text-properties fo:color="#1f497d" fo:font-size="10pt" style:font-size-asian="10pt" style:font-size-complex="10pt" style:font-weight-complex="bold"/>
    </style:style>
    <style:style style:name="TablaTítulo" style:family="paragraph" style:parent-style-name="Standard">
      <style:paragraph-properties fo:margin-top="0.028in" fo:margin-bottom="0.028in" loext:contextual-spacing="false" fo:text-align="center" style:justify-single-word="false" fo:orphans="0" fo:widows="0" fo:hyphenation-ladder-count="no-limit" fo:keep-with-next="always" style:snap-to-layout-grid="false"/>
      <style:text-properties style:font-name="Arial Narrow" fo:font-family="'Arial Narrow'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aListaCelda" style:family="paragraph" style:parent-style-name="Standard" style:list-style-name="WW8Num5">
      <style:paragraph-properties fo:margin-top="0.0417in" fo:margin-bottom="0in" loext:contextual-spacing="false" style:line-height-at-least="0.1398in" fo:hyphenation-ladder-count="no-limit" fo:keep-with-next="always" style:text-autospace="none"/>
      <style:text-properties fo:color="#000000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2pt" fo:hyphenate="false" fo:hyphenation-remain-char-count="2" fo:hyphenation-push-char-count="2"/>
    </style:style>
    <style:style style:name="TablaNormal" style:family="paragraph" style:parent-style-name="TablaListaCelda" style:list-style-name="">
      <style:paragraph-properties fo:margin-left="0in" fo:margin-right="0in" fo:text-indent="0in" style:auto-text-indent="false"/>
    </style:style>
    <style:style style:name="Bolo_20_1_20_tabla" style:display-name="Bolo 1 tabla" style:family="paragraph" style:parent-style-name="TablaListaCelda" style:list-style-name="WW8Num60">
      <style:paragraph-properties fo:margin-left="0.1339in" fo:margin-right="0in" fo:text-align="start" style:justify-single-word="false" fo:orphans="0" fo:widows="0" fo:text-indent="-0.0984in" style:auto-text-indent="false" fo:keep-with-next="auto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ódigo" style:family="paragraph" style:parent-style-name="Text_20_body" style:class="text">
      <style:paragraph-properties fo:margin-top="0in" fo:margin-bottom="0in" loext:contextual-spacing="false" fo:line-height="100%" fo:text-align="justify" style:justify-single-word="false"/>
      <style:text-properties style:font-name="Consolas" fo:font-family="Consolas" style:font-family-generic="swiss" style:font-pitch="fixed" fo:font-size="11pt" officeooo:rsid="00446814" fo:background-color="#dddddd" style:font-size-asian="11pt" style:font-size-complex="11pt"/>
    </style:style>
    <style:style style:name="Quotations" style:family="paragraph" style:parent-style-name="Standard" style:class="html">
      <loext:graphic-properties draw:fill="none" draw:fill-color="#99ccff"/>
      <style:paragraph-properties fo:margin-left="0in" fo:margin-right="0.3752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Calibri1" fo:font-family="Calibri" style:font-family-generic="swiss" fo:font-size="11pt" fo:font-style="italic" style:font-size-asian="11pt" style:font-style-asian="italic" style:font-size-complex="11pt" style:font-style-complex="italic"/>
    </style:style>
    <style:style style:name="Guiones" style:family="paragraph" style:parent-style-name="Text_20_body">
      <style:paragraph-properties fo:margin-top="0.0201in" fo:margin-bottom="0.0201in" loext:contextual-spacing="false" fo:text-align="justify" style:justify-single-word="false"/>
    </style:style>
    <style:style style:name="guiones" style:family="paragraph" style:parent-style-name="Text_20_body">
      <style:text-properties fo:font-variant="normal" fo:text-transform="none" fo:color="#000000" style:font-name="Open Sans" fo:font-family="'Open Sans', Arial, sans-serif" fo:font-size="10.5pt" fo:letter-spacing="normal" fo:font-style="normal" fo:font-weight="normal" officeooo:rsid="00785231"/>
    </style:style>
    <style:style style:name="Codigo" style:family="paragraph" style:parent-style-name="Text_20_body">
      <style:text-properties officeooo:rsid="00785231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Times New Roman" fo:font-family="'Times New Roman'" style:font-family-generic="roman" style:font-pitch="variable" style:font-name-complex="Wingdings" style:font-family-complex="Wingdings" style:font-pitch-complex="variable" style:font-charset-complex="x-symbol"/>
    </style:style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fo:font-weight="bold" style:font-weight-asian="bold" style:font-weight-complex="bold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9pt" style:font-size-asian="9pt" style:font-name-complex="Wingdings" style:font-family-complex="Wingdings" style:font-pitch-complex="variable" style:font-charset-complex="x-symbol" style:font-size-complex="9pt"/>
    </style:style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60z3" style:family="text">
      <style:text-properties style:font-name="Symbol" fo:font-family="Symbol" style:font-family-generic="roman" style:font-pitch="variable" style:font-charset="x-symbol" style:font-name-complex="Cambria" style:font-family-complex="Cambria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6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1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0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30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8z2" style:num-suffix=".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number text:level="4" text:style-name="WW8Num28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0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0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4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8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8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8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8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8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8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8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"/>
      </text:list-level-style-bullet>
      <text:list-level-style-bullet text:level="2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52z0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5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9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9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9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4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14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WW8Num14z1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bullet text:level="1" text:style-name="WW8Num60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60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60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60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67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67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71z3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71z0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71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bullet text:level="1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9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9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9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9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9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7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1f5bf2" officeooo:paragraph-rsid="007ab585" style:font-weight-asian="bold" style:font-weight-complex="bold"/>
    </style:style>
    <style:style style:name="MP2" style:family="paragraph" style:parent-style-name="Standard">
      <style:paragraph-properties>
        <style:tab-stops>
          <style:tab-stop style:position="6.6925in" style:type="right"/>
        </style:tab-stops>
      </style:paragraph-properties>
      <style:text-properties style:font-name="Calibri" fo:font-weight="bold" officeooo:rsid="001f5bf2" officeooo:paragraph-rsid="007ab585" style:font-weight-asian="bold" style:font-weight-complex="bold"/>
    </style:style>
    <style:style style:name="MP3" style:family="paragraph" style:parent-style-name="Footer">
      <style:text-properties officeooo:rsid="001f5bf2" officeooo:paragraph-rsid="007ab585"/>
    </style:style>
    <style:style style:name="MP4" style:family="paragraph" style:parent-style-name="Footer">
      <style:paragraph-properties fo:text-align="start" style:justify-single-word="false"/>
      <style:text-properties officeooo:rsid="001f5bf2" officeooo:paragraph-rsid="007ab585"/>
    </style:style>
    <style:style style:name="MT1" style:family="text">
      <style:text-properties officeooo:rsid="00279e15"/>
    </style:style>
    <style:style style:name="MT2" style:family="text">
      <style:text-properties officeooo:rsid="003bc956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officeooo:rsid="003bc956" style:font-size-asian="10pt" style:font-size-complex="10pt"/>
    </style:style>
    <style:style style:name="MT5" style:family="text">
      <style:text-properties fo:font-size="10pt" officeooo:rsid="0042d8b9" style:font-size-asian="10pt" style:font-size-complex="10pt"/>
    </style:style>
    <style:style style:name="MT6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MT7" style:family="text">
      <style:text-properties style:font-name="Calibri" fo:font-size="10pt" fo:font-weight="bold" officeooo:rsid="00284ed1" style:font-size-asian="10pt" style:font-weight-asian="bold" style:font-size-complex="10pt" style:font-weight-complex="bold"/>
    </style:style>
    <style:style style:name="MT8" style:family="text">
      <style:text-properties style:font-name="Calibri" fo:font-size="10pt" fo:font-weight="normal" officeooo:rsid="007ab585" style:font-size-asian="10pt" style:font-weight-asian="normal" style:font-size-complex="10pt" style:font-weight-complex="normal"/>
    </style:style>
    <style:style style:name="MT9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<text:span text:style-name="MT1">FGS</text:span>: <text:span text:style-name="MT2">Administración de Sistemas Informáticos en Red</text:span></text:p>
        <text:p text:style-name="MP2"><text:span text:style-name="MT3">Módulo: </text:span><text:span text:style-name="MT4">FUNDAMENTOS DE PROGRAMACIÓN - </text:span><text:span text:style-name="MT3">Curso: </text:span><text:span text:style-name="MT4">1 - </text:span><text:span text:style-name="MT5">2019/2020</text:span><text:span text:style-name="MT4"><text:tab/>U.T.</text:span><text:span text:style-name="MT2"> 03</text:span></text:p>
      </style:header>
      <style:footer>
        <text:p text:style-name="Horizontal_20_Line"/>
        <text:p text:style-name="MP3"><text:span text:style-name="MT6">IES </text:span><text:span text:style-name="MT7">Clara del Rey</text:span><text:span text:style-name="MT6"> <text:tab/><text:tab/>Página </text:span><text:span text:style-name="MT6"><text:page-number text:select-page="current">11</text:page-number></text:span><text:span text:style-name="MT6">/</text:span><text:span text:style-name="MT6"><text:page-count>11</text:page-count></text:span></text:p>
        <text:p text:style-name="MP4"><text:span text:style-name="MT8">Material recopilado de diversas fuentes por </text:span><text:span text:style-name="MT9">José A. Jiménez (</text:span><text:a xlink:type="simple" xlink:href="mailto:jajprofe@gmail.com" text:style-name="Internet_20_link" text:visited-style-name="Visited_20_Internet_20_Link"><text:span text:style-name="MT9">jajprofe@gmail.com</text:span></text:a><text:span text:style-name="MT9">)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12T12:09:16.191407378</meta:creation-date>
    <meta:editing-duration>PT2H34M36S</meta:editing-duration>
    <meta:editing-cycles>13</meta:editing-cycles>
    <meta:generator>LibreOffice/6.3.2.2$Linux_X86_64 LibreOffice_project/30$Build-2</meta:generator>
    <dc:date>2019-11-05T13:36:01.554894553</dc:date>
    <meta:document-statistic meta:table-count="0" meta:image-count="0" meta:object-count="0" meta:page-count="11" meta:paragraph-count="417" meta:word-count="1254" meta:character-count="9555" meta:non-whitespace-character-count="7998"/>
    <meta:user-defined meta:name="Info 1"/>
    <meta:user-defined meta:name="Info 2"/>
    <meta:user-defined meta:name="Info 3"/>
    <meta:user-defined meta:name="Info 4"/>
  </office:meta>
</office:document-meta>
</file>